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line-height="150%"/>
      <style:text-properties style:font-name="Times New Roman" style:font-name-asian="Times New Roman" style:font-name-complex="Times New Roman"/>
    </style:style>
    <style:style style:name="P2" style:parent-style-name="Заголовок1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3" style:parent-style-name="Обычный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4" style:parent-style-name="Заголовок1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5" style:parent-style-name="Обычный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6" style:parent-style-name="Заголовок1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7" style:parent-style-name="Заголовок1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8" style:parent-style-name="Обычный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9" style:parent-style-name="Заголовок1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10" style:parent-style-name="Обычный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11" style:parent-style-name="Обычный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12" style:parent-style-name="Заголовок1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13" style:parent-style-name="Обычный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14" style:parent-style-name="Обычный" style:family="paragraph">
      <style:paragraph-properties fo:break-before="page" fo:line-height="150%"/>
      <style:text-properties style:font-name="Times New Roman" style:font-name-asian="Times New Roman" style:font-name-complex="Times New Roman"/>
    </style:style>
    <style:style style:name="P15" style:parent-style-name="Заголовок1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16" style:parent-style-name="Заголовок1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17" style:parent-style-name="Заголовок1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18" style:parent-style-name="Обычный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19" style:parent-style-name="Заголовок1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20" style:parent-style-name="Обычный" style:family="paragraph">
      <style:paragraph-properties fo:line-height="150%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3" style:parent-style-name="Обычный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24" style:parent-style-name="Заголовок1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25" style:parent-style-name="Обычный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26" style:parent-style-name="Обычный" style:family="paragraph">
      <style:paragraph-properties fo:line-height="150%"/>
      <style:text-properties style:font-name="Times New Roman" style:font-name-asian="Times New Roman" style:font-name-complex="Times New Roman"/>
    </style:style>
  </office:automatic-styles>
  <office:body>
    <office:text text:use-soft-page-breaks="true">
      <text:h text:style-name="P1" text:outline-level="1">1.Общие сведения</text:h>
      <text:h text:style-name="P2" text:outline-level="1">1.1 Наименование</text:h>
      <text:p text:style-name="P3">Каталог продукции с корзиной для интернет-магазина.</text:p>
      <text:h text:style-name="P4" text:outline-level="1">1.2 Основания для проведения работ</text:h>
      <text:p text:style-name="P5">Работа выполняется на основе задания от<text:s/>преподавателя Губина Евгения Александровича от<text:s/>15.12.2025 года.</text:p>
      <text:h text:style-name="P6" text:outline-level="1">2. Назначение и цели создание системы</text:h>
      <text:h text:style-name="P7" text:outline-level="1">2.1 Назначение системы</text:h>
      <text:p text:style-name="P8">Система создается для<text:s/>показания работы авторского сайта для преподавателя Губина Евгения Александровича</text:p>
      <text:h text:style-name="P9" text:outline-level="1">2.2 Цели создания системы</text:h>
      <text:p text:style-name="P10">1)<text:s/>Создание небольшого сайта, интернет магазина, по продаже техники.</text:p>
      <text:p text:style-name="P11">2) Предъявление работы преподавателю для зачета практики.</text:p>
      <text:h text:style-name="P12" text:outline-level="1">3. Характеристика объектов автоматизации</text:h>
      <text:p text:style-name="P13">В данном проекте такое не предусматривается.</text:p>
      <text:p text:style-name="P14"/>
      <text:h text:style-name="P15" text:outline-level="1">4.Требования к системе</text:h>
      <text:h text:style-name="P16" text:outline-level="1">4.1. Требования к системе в целом</text:h>
      <text:h text:style-name="P17" text:outline-level="1">4.1.1. Требования к структуре и функционированию системы</text:h>
      <text:p text:style-name="P18">Система должна иметь свой сайт, с карточками товара, функциональными кнопками<text:s/>и личной корзиной для покупок.<text:s/>Система имеет небольшой и простой дизайн для её понятия.<text:s/>Так же она должна иметь свою защиту от любых ддос атак или взломов.</text:p>
      <text:h text:style-name="P19" text:outline-level="1">5. Состав и содержание работ по созданию системы</text:h>
      <text:p text:style-name="P20"><text:span text:style-name="T21">Система имеет 3 этапа по её созданию:</text:span><text:line-break/><text:span text:style-name="T22">1) Планировка - для чего этот сайт, для какой аудитории он создается, сколько времени и денег уйдет на его проектирование.</text:span></text:p>
      <text:p text:style-name="P23">2) Проектирование<text:s/>- Разработка дизайна, функций, карточек товара<text:s/>и<text:s/>систему защиты.</text:p>
      <text:h text:style-name="P24" text:outline-level="1">6. Порядок контроля и приёмки системы</text:h>
      <text:p text:style-name="P25">Сначала идут предварительные испытания, опытная эксплуатация и уже после приемочные испытания.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 I</meta:initial-creator>
    <dc:creator>V I</dc:creator>
    <meta:creation-date>2025-12-24T08:32:00Z</meta:creation-date>
    <dc:date>2025-12-24T08:32:00Z</dc:date>
    <meta:template xlink:href="Normal.dotm" xlink:type="simple"/>
    <meta:editing-cycles>1</meta:editing-cycles>
    <meta:editing-duration>PT0S</meta:editing-duration>
    <meta:document-statistic meta:page-count="1" meta:paragraph-count="2" meta:word-count="209" meta:character-count="1404" meta:row-count="9" meta:non-whitespace-character-count="1197"/>
  </office:meta>
</office:document-meta>
</file>